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Variables</text:p>
      <text:p text:style-name="P1">variable "cluster_name" {</text:p>
      <text:p text:style-name="P1"><text:s text:c="2"/>description = "ECS Cluster Name"</text:p>
      <text:p text:style-name="P1"><text:s text:c="2"/>type <text:s text:c="7"/>= string</text:p>
      <text:p text:style-name="P1"><text:s text:c="2"/>default <text:s text:c="4"/>= "your-ecs-cluster"</text:p>
      <text:p text:style-name="P1">}</text:p>
      <text:p text:style-name="P1"/>
      <text:p text:style-name="P1">variable "service_name" {</text:p>
      <text:p text:style-name="P1"><text:s text:c="2"/>description = "ECS Service Name"</text:p>
      <text:p text:style-name="P1"><text:s text:c="2"/>type <text:s text:c="7"/>= string</text:p>
      <text:p text:style-name="P1"><text:s text:c="2"/>default <text:s text:c="4"/>= "your-ecs-service"</text:p>
      <text:p text:style-name="P1">}</text:p>
      <text:p text:style-name="P1"/>
      <text:p text:style-name="P1">variable "oneagent_image" {</text:p>
      <text:p text:style-name="P1"><text:s text:c="2"/>description = "Dynatrace OneAgent Docker Image"</text:p>
      <text:p text:style-name="P1"><text:s text:c="2"/>type <text:s text:c="7"/>= string</text:p>
      <text:p text:style-name="P1"><text:s text:c="2"/>default <text:s text:c="4"/>= "docker.io/dynatrace/oneagent:latest"</text:p>
      <text:p text:style-name="P1">}</text:p>
      <text:p text:style-name="P1"/>
      <text:p text:style-name="P1">variable "dt_environment_id" {</text:p>
      <text:p text:style-name="P1"><text:s text:c="2"/>description = "Dynatrace Environment ID"</text:p>
      <text:p text:style-name="P1"><text:s text:c="2"/>type <text:s text:c="7"/>= string</text:p>
      <text:p text:style-name="P1">}</text:p>
      <text:p text:style-name="P1"/>
      <text:p text:style-name="P1">variable "dt_api_token" {</text:p>
      <text:p text:style-name="P1"><text:s text:c="2"/>description = "Dynatrace API Token"</text:p>
      <text:p text:style-name="P1"><text:s text:c="2"/>type <text:s text:c="7"/>= string</text:p>
      <text:p text:style-name="P1">}</text:p>
      <text:p text:style-name="P1"/>
      <text:p text:style-name="P1"># ECS Task Definition with OneAgent Sidecar</text:p>
      <text:p text:style-name="P1">resource "aws_ecs_task_definition" "task" {</text:p>
      <text:p text:style-name="P1"><text:s text:c="2"/>family <text:s text:c="18"/>= "ecs-task-with-oneagent"</text:p>
      <text:p text:style-name="P1"><text:s text:c="2"/>requires_compatibilities = ["EC2"]</text:p>
      <text:p text:style-name="P1"><text:s text:c="2"/>network_mode <text:s text:c="12"/>= "bridge"</text:p>
      <text:p text:style-name="P1"><text:s text:c="2"/>cpu <text:s text:c="21"/>= "256" <text:s/># Adjust based on your EC2 instance type</text:p>
      <text:p text:style-name="P1"><text:s text:c="2"/>memory <text:s text:c="18"/>= "512" <text:s/># Adjust based on your EC2 instance type</text:p>
      <text:p text:style-name="P1"/>
      <text:p text:style-name="P1"><text:s text:c="2"/>container_definitions = jsonencode([</text:p>
      <text:p text:style-name="P1"><text:s text:c="4"/>{</text:p>
      <text:p text:style-name="P1"><text:s text:c="6"/>name <text:s/>= "application-container"</text:p>
      <text:p text:style-name="P1"><text:s text:c="6"/>image = "your-application-image:latest"</text:p>
      <text:p text:style-name="P1"><text:s text:c="6"/>essential = true</text:p>
      <text:p text:style-name="P1"><text:s text:c="6"/>portMappings = [</text:p>
      <text:p text:style-name="P1"><text:s text:c="8"/>{</text:p>
      <text:p text:style-name="P1"><text:s text:c="10"/>containerPort = 8080</text:p>
      <text:p text:style-name="P1"><text:s text:c="10"/>hostPort <text:s text:c="5"/>= 8080</text:p>
      <text:p text:style-name="P1"><text:s text:c="8"/>}</text:p>
      <text:p text:style-name="P1"><text:s text:c="6"/>]</text:p>
      <text:p text:style-name="P1"><text:s text:c="6"/>logConfiguration = {</text:p>
      <text:p text:style-name="P1"><text:s text:c="8"/>logDriver = "awslogs"</text:p>
      <text:p text:style-name="P1"><text:s text:c="8"/>options = {</text:p>
      <text:p text:style-name="P1"><text:s text:c="10"/>awslogs-region <text:s text:c="7"/>= "us-east-1"</text:p>
      <text:p text:style-name="P1"><text:s text:c="10"/>awslogs-group <text:s text:c="8"/>= "/ecs/your-ecs-logs"</text:p>
      <text:p text:style-name="P1"><text:s text:c="10"/>awslogs-stream-prefix = "ecs"</text:p>
      <text:p text:style-name="P1"><text:s text:c="8"/>}</text:p>
      <text:p text:style-name="P1"><text:s text:c="6"/>}</text:p>
      <text:p text:style-name="P1"><text:s text:c="4"/>},</text:p>
      <text:p text:style-name="P1"><text:s text:c="4"/>{</text:p>
      <text:p text:style-name="P1"><text:s text:c="6"/>name <text:s/>= "dynatrace-oneagent"</text:p>
      <text:p text:style-name="P1"><text:s text:c="6"/>image = var.oneagent_image</text:p>
      <text:p text:style-name="P1"><text:s text:c="6"/>essential = false</text:p>
      <text:p text:style-name="P1"><text:s text:c="6"/>environment = [</text:p>
      <text:p text:style-name="P1"><text:s text:c="8"/>{</text:p>
      <text:p text:style-name="P1"><text:s text:c="10"/>name <text:s/>= "DT_CLUSTER_ID"</text:p>
      <text:p text:style-name="P1"><text:s text:c="10"/>value = var.dt_environment_id</text:p>
      <text:p text:style-name="P1"><text:s text:c="8"/>},</text:p>
      <text:p text:style-name="P1"><text:s text:c="8"/>{</text:p>
      <text:p text:style-name="P1"><text:s text:c="10"/>name <text:s/>= "DT_TENANT_TOKEN"</text:p>
      <text:p text:style-name="P1"><text:s text:c="10"/>value = var.dt_api_token</text:p>
      <text:p text:style-name="P1"><text:s text:c="8"/>}</text:p>
      <text:p text:style-name="P1"><text:s text:c="6"/>]</text:p>
      <text:p text:style-name="P1"><text:s text:c="6"/>mountPoints = [</text:p>
      <text:p text:style-name="P1"><text:s text:c="8"/>{</text:p>
      <text:p text:style-name="P1"><text:s text:c="10"/>sourceVolume <text:s/>= "shared-dynatrace-volume"</text:p>
      <text:p text:style-name="P1"><text:s text:c="10"/>containerPath = "/var/run/dynatrace"</text:p>
      <text:p text:style-name="P1"><text:s text:c="8"/>}</text:p>
      <text:p text:style-name="P1"><text:s text:c="6"/>]</text:p>
      <text:p text:style-name="P1"><text:s text:c="4"/>}</text:p>
      <text:p text:style-name="P1"><text:s text:c="2"/>])</text:p>
      <text:p text:style-name="P1"/>
      <text:p text:style-name="P1"><text:s text:c="2"/>volume {</text:p>
      <text:p text:style-name="P1"><text:s text:c="4"/>name = "shared-dynatrace-volume"</text:p>
      <text:p text:style-name="P1"><text:s text:c="4"/>host_path = "/var/run/dynatrace"</text:p>
      <text:p text:style-name="P1"><text:s text:c="2"/>}</text:p>
      <text:p text:style-name="P1"/>
      <text:p text:style-name="P1"><text:s text:c="2"/>execution_role_arn = aws_iam_role.ecs_task_execution_role.arn</text:p>
      <text:p text:style-name="P1"><text:s text:c="2"/>task_role_arn <text:s text:c="5"/>= aws_iam_role.ecs_task_execution_role.arn</text:p>
      <text:p text:style-name="P1">}</text:p>
      <text:p text:style-name="P1"/>
      <text:p text:style-name="P1"># ECS Service</text:p>
      <text:p text:style-name="P1">resource "aws_ecs_service" "service" {</text:p>
      <text:p text:style-name="P1"><text:s text:c="2"/>name <text:s text:c="11"/>= var.service_name</text:p>
      <text:p text:style-name="P1"><text:s text:c="2"/>cluster <text:s text:c="8"/>= var.cluster_name</text:p>
      <text:p text:style-name="P1"><text:s text:c="2"/>task_definition = aws_ecs_task_definition.task.arn</text:p>
      <text:p text:style-name="P1"><text:s text:c="2"/>desired_count <text:s text:c="2"/>= 1</text:p>
      <text:p text:style-name="P1"><text:s text:c="2"/>launch_type <text:s text:c="4"/>= "EC2"</text:p>
      <text:p text:style-name="P1"/>
      <text:p text:style-name="P1"><text:s text:c="2"/>deployment_controller {</text:p>
      <text:p text:style-name="P1"><text:s text:c="4"/>type = "ECS"</text:p>
      <text:p text:style-name="P1"><text:s text:c="2"/>}</text:p>
      <text:p text:style-name="P1"/>
      <text:p text:style-name="P1"><text:s text:c="2"/>network_configuration {</text:p>
      <text:p text:style-name="P1"><text:s text:c="4"/>security_groups = ["sg-123456"] <text:s/># Replace with your security group</text:p>
      <text:p text:style-name="P1"><text:s text:c="4"/>subnets <text:s text:c="8"/>= ["subnet-abc123", "subnet-def456"] <text:s/># Replace with your subnets</text:p>
      <text:p text:style-name="P1"><text:s text:c="2"/>}</text:p>
      <text:p text:style-name="P1">}</text:p>
      <text:p text:style-name="P1"/>
      <text:p text:style-name="P1"># IAM Role for ECS Task Execution</text:p>
      <text:p text:style-name="P1">resource "aws_iam_role" "ecs_task_execution_role" {</text:p>
      <text:p text:style-name="P1"><text:s text:c="2"/>name = "ecs-task-execution-role"</text:p>
      <text:p text:style-name="P1"/>
      <text:p text:style-name="P1"><text:s text:c="2"/>assume_role_policy = jsonencode({</text:p>
      <text:p text:style-name="P1"><text:s text:c="4"/>Version = "2012-10-17"</text:p>
      <text:p text:style-name="P1"><text:s text:c="4"/>Statement = [</text:p>
      <text:p text:style-name="P1"><text:s text:c="6"/>{</text:p>
      <text:p text:style-name="P1"><text:s text:c="8"/>Effect = "Allow"</text:p>
      <text:p text:style-name="P1"><text:s text:c="8"/>Principal = {</text:p>
      <text:p text:style-name="P1"><text:s text:c="10"/>Service = "ecs-tasks.amazonaws.com"</text:p>
      <text:p text:style-name="P1"><text:s text:c="8"/>}</text:p>
      <text:p text:style-name="P1"><text:s text:c="8"/>Action = "sts:AssumeRole"</text:p>
      <text:p text:style-name="P1"><text:s text:c="6"/>}</text:p>
      <text:p text:style-name="P1"><text:s text:c="4"/>]</text:p>
      <text:p text:style-name="P1"><text:s text:c="2"/>})</text:p>
      <text:p text:style-name="P1">}</text:p>
      <text:p text:style-name="P1"/>
      <text:p text:style-name="P1">resource "aws_iam_policy_attachment" "ecs_task_policy" {</text:p>
      <text:p text:style-name="P1"><text:s text:c="2"/>name <text:s text:c="6"/>= "ecs-task-policy-attachment"</text:p>
      <text:p text:style-name="P1"><text:s text:c="2"/>roles <text:s text:c="5"/>= [aws_iam_role.ecs_task_execution_role.name]</text:p>
      <text:p text:style-name="P1"><text:s text:c="2"/>policy_arn = "arn:aws:iam::aws:policy/service-role/AmazonECSTaskExecutionRolePolicy"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